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6.69cm" fo:margin-left="5.408cm" table:align="left"/>
    </style:style>
    <style:style style:name="Tabelle2.A" style:family="table-column">
      <style:table-column-properties style:column-width="6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8.299cm" fo:margin-left="5.408cm" table:align="left"/>
    </style:style>
    <style:style style:name="Tabelle3.A" style:family="table-column">
      <style:table-column-properties style:column-width="5.292cm"/>
    </style:style>
    <style:style style:name="Tabelle3.B" style:family="table-column">
      <style:table-column-properties style:column-width="3.007cm"/>
    </style:style>
    <style:style style:name="Tabelle3.A1" style:family="table-cell">
      <style:table-cell-properties fo:padding="0.097cm" fo:border-left="0.05pt solid #000000" fo:border-right="none" fo:border-top="0.05pt solid #000000" fo:border-bottom="none"/>
    </style:style>
    <style:style style:name="Tabelle3.B1" style:family="table-cell">
      <style:table-cell-properties style:vertical-align="bottom" fo:padding="0.097cm" fo:border-left="none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none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style:vertical-align="middle" fo:padding="0.097cm" fo:border-left="none" fo:border-right="0.05pt solid #000000" fo:border-top="none" fo:border-bottom="none"/>
    </style:style>
    <style:style style:name="Tabelle3.A4" style:family="table-cell">
      <style:table-cell-properties fo:padding="0.097cm" fo:border-left="0.05pt solid #000000" fo:border-right="none" fo:border-top="none" fo:border-bottom="none"/>
    </style:style>
    <style:style style:name="Tabelle3.A5" style:family="table-cell">
      <style:table-cell-properties fo:padding="0.097cm" fo:border-left="0.05pt solid #000000" fo:border-right="none" fo:border-top="none" fo:border-bottom="none"/>
    </style:style>
    <style:style style:name="Tabelle3.A6" style:family="table-cell">
      <style:table-cell-properties fo:padding="0.097cm" fo:border-left="0.05pt solid #000000" fo:border-right="none" fo:border-top="none" fo:border-bottom="none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79cm" style:rel-column-width="10757*"/>
    </style:style>
    <style:style style:name="Tabelle4.B" style:family="table-column">
      <style:table-column-properties style:column-width="14.21cm" style:rel-column-width="5477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language="en" fo:country="US" officeooo:rsid="000063ba" officeooo:paragraph-rsid="000063ba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paragraph-rsid="000063ba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Standard">
      <style:text-properties fo:language="en" fo:country="US" officeooo:rsid="000063ba" officeooo:paragraph-rsid="000063ba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0063ba" officeooo:paragraph-rsid="000063ba"/>
    </style:style>
    <style:style style:name="P7" style:family="paragraph" style:parent-style-name="Standard">
      <style:text-properties fo:language="en" fo:country="US" officeooo:rsid="000063ba" officeooo:paragraph-rsid="00012784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063ba" officeooo:paragraph-rsid="00012784"/>
    </style:style>
    <style:style style:name="P9" style:family="paragraph" style:parent-style-name="Standard">
      <style:paragraph-properties fo:break-before="page"/>
      <style:text-properties fo:language="en" fo:country="US" officeooo:rsid="000063ba" officeooo:paragraph-rsid="000063ba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Heading_20_3" style:list-style-name="">
      <style:text-properties fo:language="en" fo:country="US"/>
    </style:style>
    <style:style style:name="P13" style:family="paragraph" style:parent-style-name="Heading_20_3">
      <style:paragraph-properties fo:break-before="page"/>
      <style:text-properties fo:language="en" fo:country="US"/>
    </style:style>
    <style:style style:name="P14" style:family="paragraph" style:parent-style-name="Standard">
      <style:text-properties fo:language="en" fo:country="US" officeooo:rsid="000063ba" officeooo:paragraph-rsid="000063ba"/>
    </style:style>
    <style:style style:name="P15" style:family="paragraph" style:parent-style-name="Standard">
      <style:text-properties fo:language="en" fo:country="US" fo:font-style="italic" officeooo:rsid="0002e24b" officeooo:paragraph-rsid="0002e24b" style:font-style-asian="italic" style:font-style-complex="italic"/>
    </style:style>
    <style:style style:name="P16" style:family="paragraph" style:parent-style-name="Standard">
      <style:paragraph-properties fo:break-before="page"/>
      <style:text-properties fo:language="en" fo:country="US" fo:font-style="italic" officeooo:rsid="0002e24b" officeooo:paragraph-rsid="0002e24b" style:font-style-asian="italic" style:font-style-complex="italic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1">
      <style:paragraph-properties fo:break-before="page"/>
      <style:text-properties fo:language="en" fo:country="US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80pt" fo:font-style="normal" fo:text-shadow="none" style:text-underline-style="none" fo:font-weight="normal" style:letter-kerning="true" style:font-name-asian="Microsoft YaHei" style:font-size-asian="80pt" style:font-style-asian="normal" style:font-weight-asian="normal" style:font-name-complex="Mangal" style:font-size-complex="8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63ba"/>
    </style:style>
    <style:style style:name="T2" style:family="text">
      <style:text-properties officeooo:rsid="00012784"/>
    </style:style>
    <style:style style:name="T3" style:family="text">
      <style:text-properties officeooo:rsid="0001295a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6.251cm" fo:padding-top="0.125cm" fo:padding-bottom="0.125cm" fo:padding-left="0.25cm" fo:padding-right="0.25cm" draw:shadow="hidden" draw:shadow-offset-x="0.199cm" draw:shadow-offset-y="0.199cm" draw:shadow-color="#808080"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6.251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achine code</text:h>
      <text:h text:style-name="P10" text:outline-level="2">Execution of a program by the CPU</text:h>
      <text:h text:style-name="P11" text:outline-level="3">Loading the program:</text:h>
      <text:p text:style-name="P5">a) The program is loaded from the hard drive into the RAM</text:p>
      <text:p text:style-name="P5">b) Afterwards the instructions are loaded into the CPU</text:p>
      <text:p text:style-name="P5"/>
      <text:h text:style-name="P11" text:outline-level="3">Actually running the code:</text:h>
      <text:p text:style-name="P5">Running the code consists of 4 main operations:</text:p>
      <text:p text:style-name="P5"><text:tab/>a) Fetching the instruction</text:p>
      <text:p text:style-name="P5"><text:tab/>b) Decoding the instruction</text:p>
      <text:p text:style-name="P5"><text:tab/>c) Executing the instruction</text:p>
      <text:p text:style-name="P5"><text:tab/>d) Writing the result into the register</text:p>
      <text:p text:style-name="P5"/>
      <text:p text:style-name="P5">This cycle is being repeated until the program is done</text:p>
      <text:p text:style-name="P5"/>
      <text:p text:style-name="P5"/>
      <text:h text:style-name="P10" text:outline-level="2">Machine Code Instructions</text:h>
      <text:p text:style-name="P5">Machine code instructions usually consist of 2 parts:</text:p>
      <text:p text:style-name="P5"><text:tab/>a) The operation code</text:p>
      <text:p text:style-name="P5"><text:tab/>b) The operand</text:p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Operation Code (Op Code)</text:p>
          </table:table-cell>
          <table:table-cell table:style-name="Tabelle1.B1" office:value-type="string">
            <text:p text:style-name="P6">Operand</text:p>
          </table:table-cell>
        </table:table-row>
      </table:table>
      <text:p text:style-name="P5"/>
      <text:p text:style-name="P5"/>
      <text:p text:style-name="P5">Some instructions though only consist of the Op Code</text:p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"><text:s/><text:span text:style-name="T1">Operation Code</text:span></text:p>
          </table:table-cell>
        </table:table-row>
      </table:table>
      <text:p text:style-name="P5"/>
      <text:p text:style-name="P5"/>
      <text:p text:style-name="P5">All of the Op Codes and the Operands are binary. A machine code program consists of a</text:p>
      <text:p text:style-name="P5">sequence of Op Codes and Operands stored in the memory (RAM). The program in the memory</text:p>
      <text:p text:style-name="P5">looks like this:</text:p>
      <text:p text:style-name="P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"><text:s/><text:span text:style-name="T1">Operation Code</text:span></text:p>
          </table:table-cell>
          <table:table-cell table:style-name="Tabelle3.B1" table:number-rows-spanned="2" office:value-type="string">
            <text:p text:style-name="P1"><draw:path text:anchor-type="as-char" draw:z-index="0" draw:style-name="gr1" draw:text-style-name="P19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1</text:p>
          </table:table-cell>
        </table:table-row>
        <table:table-row>
          <table:table-cell table:style-name="Tabelle3.A2" office:value-type="string">
            <text:p text:style-name="P1">Operand</text:p>
          </table:table-cell>
          <table:covered-table-cell/>
        </table:table-row>
        <table:table-row>
          <table:table-cell table:style-name="Tabelle3.A3" office:value-type="string">
            <text:p text:style-name="P3"><text:s/><text:span text:style-name="T1">Operation Code</text:span></text:p>
          </table:table-cell>
          <table:table-cell table:style-name="Tabelle3.B3" table:number-rows-spanned="2" office:value-type="string">
            <text:p text:style-name="P1"><draw:path text:anchor-type="as-char" draw:z-index="1" draw:style-name="gr1" draw:text-style-name="P19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2</text:p>
          </table:table-cell>
        </table:table-row>
        <table:table-row>
          <table:table-cell table:style-name="Tabelle3.A4" office:value-type="string">
            <text:p text:style-name="P1">Operand</text:p>
          </table:table-cell>
          <table:covered-table-cell/>
        </table:table-row>
        <table:table-row>
          <table:table-cell table:style-name="Tabelle3.A5" office:value-type="string">
            <text:p text:style-name="P3"><text:s/><text:span text:style-name="T1">Operation Code</text:span></text:p>
          </table:table-cell>
          <table:table-cell table:style-name="Tabelle3.B3" table:number-rows-spanned="2" office:value-type="string">
            <text:p text:style-name="P1"><draw:path text:anchor-type="as-char" draw:z-index="2" draw:style-name="gr1" draw:text-style-name="P19" svg:width="0.24cm" svg:height="0.97cm" svg:viewBox="0 0 241 971" svg:d="M0 19v-19c48 8 88 31 117 70 30 39 45 83 45 131 0 25-3 54-9 87-7 32-10 59-10 77 0 25 8 48 26 70 17 22 41 35 72 40v21c-31 5-55 18-72 40-18 21-26 45-26 70 0 19 3 45 10 77 6 34 9 63 9 88 0 47-15 91-45 130-29 39-69 63-117 70v-18c33-10 58-26 74-47 16-23 24-47 24-74 0-20-4-47-10-81-8-33-11-61-11-85 0-35 12-70 33-103 22-33 54-58 96-76-42-19-73-44-95-79-22-34-34-67-34-103 0-23 3-52 11-86 6-33 10-60 10-81 0-26-8-50-24-72s-41-38-74-47z"><text:p/></draw:path> Instruction 3</text:p>
          </table:table-cell>
        </table:table-row>
        <table:table-row>
          <table:table-cell table:style-name="Tabelle3.A6" office:value-type="string">
            <text:p text:style-name="P1">Operand</text:p>
          </table:table-cell>
          <table:covered-table-cell/>
        </table:table-row>
        <table:table-row>
          <table:table-cell table:style-name="Tabelle3.A7" office:value-type="string">
            <text:p text:style-name="P1">Operation Code</text:p>
          </table:table-cell>
          <table:table-cell table:style-name="Tabelle3.B7" office:value-type="string">
            <text:p text:style-name="P1">Instruction 4</text:p>
          </table:table-cell>
        </table:table-row>
      </table:table>
      <text:p text:style-name="P9">An example in assembly:</text:p>
      <text:p text:style-name="P5"><text:tab/>LD A, 01H (Loads 0x1 [hexadecimal 1] into the register A)</text:p>
      <text:p text:style-name="P5"/>
      <text:p text:style-name="P5">The so called assembler translates these instructions into binary machine code:</text:p>
      <text:p text:style-name="P5"><text:tab/>OP code <text:s text:c="4"/>Operand</text:p>
      <text:p text:style-name="P5"><text:tab/><draw:path text:anchor-type="as-char" svg:y="-0.122cm" draw:z-index="3" draw:style-name="gr2" draw:text-style-name="P19" svg:width="0.24cm" svg:height="1.582cm" draw:transform="skewX (-0.0211184839491314) rotate (1.53431894542822) translate (0.000633812101768342cm 0.107623480476021cm)" svg:viewBox="0 0 241 1583" svg:d="M0 30v-30c48 13 88 51 117 115 30 63 45 134 45 213 0 41-3 88-9 141-7 54-10 96-10 126 0 40 9 79 26 115 17 35 41 56 72 64v35c-31 8-55 30-72 65s-26 73-26 114c0 31 3 73 10 125 6 55 9 103 9 143 0 77-15 149-45 212-29 64-69 102-117 115v-31c34-16 59-42 74-76 16-37 24-76 24-120 0-33-4-77-10-132-7-55-11-100-11-138 0-58 12-114 33-168 22-53 54-94 96-124-42-31-73-72-95-129-22-55-34-110-34-167 0-39 3-86 11-140 6-54 10-98 10-132 0-43-8-83-24-119-15-35-41-62-74-77z"><text:p/></draw:path> <text:s/><draw:path text:anchor-type="as-char" svg:y="-0.122cm" draw:z-index="4" draw:style-name="gr2" draw:text-style-name="P19" svg:width="0.24cm" svg:height="1.582cm" draw:transform="skewX (-0.0211184839491314) rotate (1.53431894542822) translate (0.00063381210176754cm 0.107623480476034cm)" svg:viewBox="0 0 241 1583" svg:d="M0 30v-30c48 13 88 51 117 115 30 63 45 134 45 213 0 41-3 88-9 141-7 54-10 96-10 126 0 40 9 79 26 115 17 35 41 56 72 64v35c-31 8-55 30-72 65s-26 73-26 114c0 31 3 73 10 125 6 55 9 103 9 143 0 77-15 149-45 212-29 64-69 102-117 115v-31c34-16 59-42 74-76 16-37 24-76 24-120 0-33-4-77-10-132-7-55-11-100-11-138 0-58 12-114 33-168 22-53 54-94 96-124-42-31-73-72-95-129-22-55-34-110-34-167 0-39 3-86 11-140 6-54 10-98 10-132 0-43-8-83-24-119-15-35-41-62-74-77z"><text:p/></draw:path></text:p>
      <text:p text:style-name="P5"><text:tab/>00111110 00000001</text:p>
      <text:p text:style-name="P5"/>
      <text:p text:style-name="P5"/>
      <text:h text:style-name="P18" text:outline-level="1">Algorithmic complexity / Big-O / Asymptotic notation</text:h>
      <text:h text:style-name="P10" text:outline-level="2">Asymptotic Notation</text:h>
      <text:p text:style-name="P5"/>
      <text:p text:style-name="P5">For measuring an algorithms efficiency independent on the hardware and other</text:p>
      <text:p text:style-name="P5"><text:span text:style-name="T3">influences</text:span> of the machine running the program the asymptotic complexity is <text:span text:style-name="T3">measured.</text:span></text:p>
      <text:p text:style-name="P5">The notation for the asymptotic complexity is called Big-O notation. It's a way of</text:p>
      <text:p text:style-name="P5"><text:span text:style-name="T3">analyzing</text:span> the algorithms growth of <text:span text:style-name="T3">run time</text:span> asymptotically. That is as the size of the</text:p>
      <text:p text:style-name="P5">inputs grow towards infinity, e.g. sorting an array of size 10 compared to sorting an</text:p>
      <text:p text:style-name="P5">array of size 1000, how does the <text:span text:style-name="T3">run time</text:span> of the program grow?</text:p>
      <text:p text:style-name="P5"/>
      <text:p text:style-name="P5">An example for O(n):</text:p>
      <text:p text:style-name="P5"><draw:frame draw:style-name="fr1" draw:name="Rahmen1" text:anchor-type="char" svg:x="0.238cm" svg:y="0.425cm" svg:width="16.425cm" draw:z-index="5"><draw:text-box fo:min-height="1.764cm"><text:p text:style-name="P5">A primitive approach to counting a strings size is to loop over it and increment a counter,for each character. This algorithm runs in linear time, which respect to the number of characters (n) in the string --&gt; O(n).</text:p></draw:text-box></draw:frame></text:p>
      <text:p text:style-name="P5"/>
      <text:p text:style-name="P5"/>
      <text:p text:style-name="P5"/>
      <text:p text:style-name="P5"/>
      <text:p text:style-name="P5">In this example, running the algorithm on an 20 character string takes twice as long as</text:p>
      <text:p text:style-name="P5">running it with a 10 character string. That is because the program has to look at each character and each character takes the same amount of time to look at.</text:p>
      <text:p text:style-name="P5"/>
      <text:p text:style-name="P5"/>
      <text:p text:style-name="P5">An example <text:span text:style-name="T2">for</text:span> O(1):</text:p>
      <text:p text:style-name="P5"><draw:frame draw:style-name="fr1" draw:name="Rahmen2" text:anchor-type="char" svg:x="0.286cm" svg:y="0.36cm" svg:width="16.425cm" draw:z-index="6"><draw:text-box fo:min-height="1.764cm"><text:p text:style-name="P7">To improve the speed of the algorithm in the first example, the size of the string is being stored in a variable called <text:span text:style-name="T4">len</text:span> which is initialized before the first character is even written to the string. Accessing a <text:span text:style-name="T3">variable</text:span> is a asymptotically constant time operation --&gt; O(1). <text:span text:style-name="T2">This</text:span> <text:span text:style-name="T3">program</text:span> is referred to as running in constant time with respect to its input size.<text:tab/></text:p></draw:text-box></draw:frame></text:p>
      <text:p text:style-name="P5"/>
      <text:p text:style-name="P5"><text:s text:c="3"/></text:p>
      <text:p text:style-name="P5"/>
      <text:p text:style-name="P5"/>
      <text:p text:style-name="P5"/>
      <text:h text:style-name="P11" text:outline-level="3">Common Big-O run times: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7">O (n)</text:p>
          </table:table-cell>
          <table:table-cell table:style-name="Tabelle4.B1" office:value-type="string">
            <text:p text:style-name="P7"><text:span text:style-name="T2">Referred to as </text:span>linear <text:span text:style-name="T2">run time</text:span></text:p>
          </table:table-cell>
        </table:table-row>
        <table:table-row>
          <table:table-cell table:style-name="Tabelle4.A2" office:value-type="string">
            <text:p text:style-name="P7">O (n^2)</text:p>
          </table:table-cell>
          <table:table-cell table:style-name="Tabelle4.B2" office:value-type="string">
            <text:p text:style-name="P8"><text:span text:style-name="T2">Referred to as </text:span>quadratic run time; <text:span text:style-name="T2">Occurs when working with nested loops</text:span></text:p>
          </table:table-cell>
        </table:table-row>
        <table:table-row>
          <table:table-cell table:style-name="Tabelle4.A2" office:value-type="string">
            <text:p text:style-name="P7">O (1)</text:p>
          </table:table-cell>
          <table:table-cell table:style-name="Tabelle4.B2" office:value-type="string">
            <text:p text:style-name="P7"><text:span text:style-name="T2">Referred to as </text:span>constant run time; <text:span text:style-name="T2">E.g. variable access</text:span></text:p>
          </table:table-cell>
        </table:table-row>
        <table:table-row>
          <table:table-cell table:style-name="Tabelle4.A2" office:value-type="string">
            <text:p text:style-name="P7">O (log (n))</text:p>
          </table:table-cell>
          <table:table-cell table:style-name="Tabelle4.B2" office:value-type="string">
            <text:p text:style-name="P7"><text:span text:style-name="T2">Referred to as </text:span>logarithmic run time</text:p>
          </table:table-cell>
        </table:table-row>
        <table:table-row>
          <table:table-cell table:style-name="Tabelle4.A2" office:value-type="string">
            <text:p text:style-name="P7">O (2^n)</text:p>
          </table:table-cell>
          <table:table-cell table:style-name="Tabelle4.B2" office:value-type="string">
            <text:p text:style-name="P7"><text:span text:style-name="T2">O</text:span>ne of the most time consuming complexities</text:p>
          </table:table-cell>
        </table:table-row>
      </table:table>
      <text:p text:style-name="P4"/>
      <text:h text:style-name="P12" text:outline-level="3"/>
      <text:h text:style-name="P13" text:outline-level="3">Best- / Worst case:</text:h>
      <text:p text:style-name="P5">Because the run time of an algorithm depends on the set of the inputted values, there is</text:p>
      <text:p text:style-name="P5">a best case and a worst case scenario. These run times are also represented in the Big-O</text:p>
      <text:p text:style-name="P5">notation. The symbol used for describing the best case scenario is omega Ω. </text:p>
      <text:p text:style-name="P5">For example the binary search algorithm has a best case run time of Ω(1). </text:p>
      <text:p text:style-name="P5">The worst case is represented by the O. The binary search algorithm has a worst case run time</text:p>
      <text:p text:style-name="P5">of O(log (n)).</text:p>
      <text:p text:style-name="P5">Algorithm that have the same best- and worst case run time are represented by the symbol</text:p>
      <text:p text:style-name="P5">Theta Θ. This applies to the 2nd example where the string length is stored in a variable</text:p>
      <text:p text:style-name="P5">and the size does not affect the run time. So the actual complexity is Θ (1).</text:p>
      <text:p text:style-name="P5"/>
      <text:p text:style-name="P5"/>
      <text:p text:style-name="P15">Big-O Cheatsheet: <text:a xlink:type="simple" xlink:href="http://bigocheatsheet.com/" text:style-name="Internet_20_link" text:visited-style-name="Visited_20_Internet_20_Link">http://bigocheatsheet.com/</text:a>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90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1:25:04.534000000</meta:creation-date>
    <dc:date>2017-01-06T19:12:44.851629926</dc:date>
    <meta:editing-duration>PT16M16S</meta:editing-duration>
    <meta:editing-cycles>3</meta:editing-cycles>
    <meta:generator>LibreOffice/5.2.4.2.0$Linux_X86_64 LibreOffice_project/20m0$Build-2</meta:generator>
    <meta:document-statistic meta:table-count="4" meta:image-count="0" meta:object-count="0" meta:page-count="5" meta:paragraph-count="77" meta:word-count="634" meta:character-count="3621" meta:non-whitespace-character-count="3035"/>
  </office:meta>
</office:document-meta>
</file>